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ToolboxRuleSet.addRuleInstances( Digester diges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htmlRule.setBoolean( Object obj ,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ConfigRule.body( String ns , String name ,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letToolboxRuleSet.getToolInfo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SessionRule.setBoolean( Object obj ,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ToolboxRuleSet.addToolRules( Digester diges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